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2025-01-06 23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2023-02-07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2022-03-07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2021-02-25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2019-12-11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2019-02-05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2017-12-28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2017-01-05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2016-01-27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2014-03-13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2013-01-17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2012-02-02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2010-12-23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2010-02-17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2009-02-25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200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200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2007-02-01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2006-01-11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2005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200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2003-02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200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200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98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97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96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95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94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93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9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91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90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89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87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86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85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85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84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84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84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84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83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82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82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82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82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82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8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81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81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81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81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81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80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80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80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79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79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79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79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79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78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77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76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76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76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75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75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75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75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75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75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74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7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73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73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72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72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71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71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70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70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69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1592" calcext:value-type="float">
            <text:p>48.5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67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65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64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900094585501</text:p>
          </table:table-cell>
          <table:table-cell office:value-type="string" calcext:value-type="string">
            <text:p>1963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76" meta:object-count="0"/>
    <meta:user-defined meta:name="AppVersion">3.0</meta:user-defined>
  </office:meta>
</office:document-meta>
</file>